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2cm" fo:min-width="24.6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9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text-properties fo:font-family="'Courier 10 Pitch'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Courier 10 Pitch'" style:font-pitch="fixe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end"/>
    </style:style>
    <style:style style:name="T1" style:family="text">
      <style:text-properties fo:font-size="999.900024414063pt" style:font-size-asian="999.900024414063pt" style:font-size-complex="999.900024414063pt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size="80pt" style:font-size-asian="80pt" style:font-size-complex="80pt"/>
    </style:style>
    <style:style style:name="T5" style:family="text">
      <style:text-properties fo:font-family="'Courier 10 Pitch'" style:font-pitch="fixed"/>
    </style:style>
    <style:style style:name="T6" style:family="text">
      <style:text-properties fo:font-family="'Courier 10 Pitch'" style:font-pitch="fixed" fo:font-size="16pt" style:font-size-asian="16pt" style:font-size-complex="16pt"/>
    </style:style>
    <style:style style:name="T7" style:family="text">
      <style:text-properties fo:font-family="'Courier 10 Pitch'" style:font-pitch="fixed" fo:font-size="15pt" style:font-size-asian="15pt" style:font-size-complex="15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301cm" svg:y="9.5cm" presentation:class="title" presentation:user-transformed="true">
          <draw:text-box>
            <text:p>Why Pyth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tion of this tal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troduction to Python</text:p>
                <text:list>
                  <text:list-item>
                    <text:p>What you can use it for?</text:p>
                  </text:list-item>
                  <text:list-item>
                    <text:p>Who uses it?</text:p>
                  </text:list-item>
                  <text:list-item>
                    <text:p>Why not use it?</text:p>
                  </text:list-item>
                </text:list>
              </text:list-item>
            </text:list>
          </draw:text-box>
        </draw:frame>
        <draw:frame draw:style-name="gr2" draw:layer="layout" svg:width="20.5cm" svg:height="5.232cm" svg:x="4cm" svg:y="14.5cm">
          <draw:text-box>
            <text:p>"Increasingly, the real limit on what computational scientists can accomplish is how quickly and reliably they can translate their ideas into working code."</text:p>
            <text:p>Gregory V. Wilson, Where's the Real Bottleneck in Scientific Computing?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igh-level general purpose programming language.</text:p>
                <text:list>
                  <text:list-item>
                    <text:p>'Remarkable power with very clear syntax'</text:p>
                  </text:list-item>
                  <text:list-item>
                    <text:p>'There should be one – and preferably only one <text:s/>- obvious way to do it.</text:p>
                  </text:list-item>
                  <text:list-item>
                    <text:p>To describe something as clever is NOT considered a compliment in Python culture.</text:p>
                    <text:p/>
                  </text:list-item>
                </text:list>
              </text:list-item>
              <text:list-item>
                <text:p>Development since 1989 (Mathematical libraries standardised around 2005). </text:p>
              </text:list-item>
              <text:list-item>
                <text:p>Standard component of almost every operating syste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a Parsing</text:p>
          </draw:text-box>
        </draw:frame>
        <draw:frame presentation:style-name="pr4" draw:layer="layout" svg:width="25.199cm" svg:height="8.273cm" svg:x="1.4cm" svg:y="10.5cm" presentation:class="outline" presentation:user-transformed="true">
          <draw:text-box>
            <text:p><text:span text:style-name="T1">import datetime</text:span></text:p>
            <text:p/>
            <text:p><text:span text:style-name="T1">fdate = None</text:span></text:p>
            <text:p><text:span text:style-name="T1">for line in open("1_testdata.txt"):</text:span></text:p>
            <text:p><text:span text:style-name="T1"><text:s text:c="2"/></text:span><text:span text:style-name="T1">if not line: continue</text:span></text:p>
            <text:p><text:span text:style-name="T1"><text:s text:c="2"/></text:span><text:span text:style-name="T1">date,value = line.strip().rsplit(" ",1)</text:span></text:p>
            <text:p><text:span text:style-name="T1"><text:s text:c="2"/></text:span><text:span text:style-name="T1">d = datetime.datetime.strptime(date.strip(),"%Y-%m-%d %H:%M:%S")</text:span></text:p>
            <text:p><text:span text:style-name="T1"><text:s text:c="2"/></text:span><text:span text:style-name="T1">if fdate <text:s/>is None: fdate = d</text:span></text:p>
            <text:p><text:span text:style-name="T1"><text:s text:c="2"/></text:span><text:span text:style-name="T1">t_elapsed = (d - fdate).total_seconds()</text:span></text:p>
            <text:p><text:span text:style-name="T1"><text:s text:c="2"/></text:span><text:span text:style-name="T1">print "%d, %s"%(t_elapsed, value)</text:span></text:p>
          </draw:text-box>
        </draw:frame>
        <draw:frame draw:style-name="gr3" draw:layer="layout" svg:width="7.919cm" svg:height="5.939cm" svg:x="1.081cm" svg:y="5.461cm">
          <draw:text-box>
            <text:p>2011-01-01 12:34:01 <text:s/>5 </text:p>
            <text:p>2011-01-01 12:35:34 <text:s/>4 </text:p>
            <text:p>2011-01-01 12:36:32 <text:s/>5 </text:p>
            <text:p>2011-01-01 12:37:54 <text:s/>10 </text:p>
            <text:p>2011-01-01 12:38:34 <text:s/>25</text:p>
            <text:p>2011-01-01 12:39:27 <text:s/>100 </text:p>
            <text:p>2011-01-01 12:40:45 <text:s/>150 </text:p>
            <text:p>2011-01-01 12:56:01 <text:s/>300 </text:p>
          </draw:text-box>
        </draw:frame>
        <draw:frame draw:style-name="gr3" draw:text-style-name="P1" draw:layer="layout" svg:width="3.182cm" svg:height="0.962cm" svg:x="1.14cm" svg:y="4.438cm">
          <draw:text-box>
            <text:p><text:span text:style-name="T2">DataFile:</text:span></text:p>
          </draw:text-box>
        </draw:frame>
        <draw:frame draw:style-name="gr4" draw:layer="layout" svg:width="3.317cm" svg:height="5.939cm" svg:x="19.5cm" svg:y="5.461cm">
          <draw:text-box>
            <text:p>0, 5</text:p>
            <text:p>93, 4</text:p>
            <text:p>151, 5</text:p>
            <text:p>233, 10</text:p>
            <text:p>273, 25</text:p>
            <text:p>326, 100</text:p>
            <text:p>404, 150</text:p>
            <text:p>1320, 300</text:p>
          </draw:text-box>
        </draw:frame>
        <draw:frame draw:style-name="gr3" draw:text-style-name="P1" draw:layer="layout" svg:width="5.121cm" svg:height="0.962cm" svg:x="18.879cm" svg:y="4.4cm">
          <draw:text-box>
            <text:p><text:span text:style-name="T2">Usable Format:</text:span></text:p>
          </draw:text-box>
        </draw:frame>
        <draw:frame draw:style-name="gr3" draw:text-style-name="P2" draw:id="id1" draw:layer="layout" svg:width="25.648cm" svg:height="6.884cm" svg:x="1.4cm" svg:y="12.9cm">
          <draw:text-box>
            <text:p><text:span text:style-name="T3">import datetime</text:span></text:p>
            <text:p><text:span text:style-name="T3">fdate = None</text:span></text:p>
            <text:p><text:span text:style-name="T3">for line in open("1_testdata.txt"):</text:span></text:p>
            <text:p><text:span text:style-name="T3"><text:s text:c="2"/></text:span><text:span text:style-name="T3">if not line: continue</text:span></text:p>
            <text:p><text:span text:style-name="T3"><text:s text:c="2"/></text:span><text:span text:style-name="T3">date,value = line.strip().rsplit(" ",1)</text:span></text:p>
            <text:p><text:span text:style-name="T3"><text:s text:c="2"/></text:span><text:span text:style-name="T3">d = datetime.datetime.strptime(date.strip(),"%Y-%m-%d %H:%M:%S")</text:span></text:p>
            <text:p><text:span text:style-name="T3"><text:s text:c="2"/></text:span><text:span text:style-name="T3">if fdate <text:s/>is None: fdate = d</text:span></text:p>
            <text:p><text:span text:style-name="T3"><text:s text:c="2"/></text:span><text:span text:style-name="T3">t_elapsed = (d - fdate).total_seconds()</text:span></text:p>
            <text:p><text:span text:style-name="T3"><text:s text:c="2"/></text:span><text:span text:style-name="T3">print "%d, %s"%(t_elapsed, value)</text:span></text:p>
          </draw:text-box>
        </draw:frame>
        <draw:line draw:style-name="gr5" draw:text-style-name="P3" draw:layer="layout" svg:x1="10cm" svg:y1="8.4cm" svg:x2="17cm" svg:y2="8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2. Shell Script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licated shell scripts often end up as python scripts</text:p>
                <text:p>Example: sizes of directories</text:p>
              </text:list-item>
            </text:list>
          </draw:text-box>
        </draw:frame>
        <draw:frame draw:style-name="gr3" draw:layer="layout" svg:width="15.941cm" svg:height="5.939cm" svg:x="1.059cm" svg:y="9.5cm">
          <draw:text-box>
            <text:p>import os</text:p>
            <text:p>from os.path import join, getsize</text:p>
            <text:p>for root, dirs, files in os.walk('.'):</text:p>
            <text:p><text:s text:c="4"/>print root, "consumes",</text:p>
            <text:p><text:s text:c="4"/>print sum(getsize(join(root, name)) for name in files),</text:p>
            <text:p><text:s text:c="4"/>print "bytes in", len(files), " files"</text:p>
            <text:p><text:s text:c="4"/>if '.git' in dirs:</text:p>
            <text:p><text:s text:c="8"/>dirs.remove('.git') <text:s/># don't visit CVS directories</text:p>
          </draw:text-box>
        </draw:frame>
        <draw:frame draw:style-name="gr3" draw:layer="layout" svg:width="12.025cm" svg:height="4.517cm" svg:x="13.475cm" svg:y="16cm">
          <draw:text-box>
            <text:p>./Wk5 consumes 719985 bytes in 2 files</text:p>
            <text:p>./Wk6 consumes 120635 bytes in 2 files</text:p>
            <text:p>./Wk1 consumes 770723 bytes in 3 files</text:p>
            <text:p>./Wk4 consumes 2756483 bytes in 2 files</text:p>
            <text:p>./Wk2 consumes 92215 bytes in 3 file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2. Shell Scripting 2</text:p>
          </draw:text-box>
        </draw:frame>
        <draw:frame presentation:style-name="pr6" draw:text-style-name="P4" draw:layer="layout" svg:width="25.199cm" svg:height="13.86cm" svg:x="1.301cm" svg:y="5cm" presentation:class="outline" presentation:user-transformed="true">
          <draw:text-box>
            <text:p text:style-name="P4"><text:span text:style-name="T4">import os,hashlib</text:span></text:p>
            <text:p text:style-name="P4"><text:span text:style-name="T4">from os.path import join, getsize</text:span></text:p>
            <text:p text:style-name="P4"><text:span text:style-name="T5"/></text:p>
            <text:p text:style-name="P4"><text:span text:style-name="T4">def fileMD5(filename):</text:span></text:p>
            <text:p text:style-name="P4"><text:span text:style-name="T4"><text:s text:c="2"/></text:span><text:span text:style-name="T4">with open(filename) as f:</text:span></text:p>
            <text:p text:style-name="P4"><text:span text:style-name="T4"><text:s text:c="4"/></text:span><text:span text:style-name="T4">m = hashlib.md5(f.read()).hexdigest()</text:span></text:p>
            <text:p text:style-name="P4"><text:span text:style-name="T4"><text:s text:c="4"/></text:span><text:span text:style-name="T4">return m</text:span></text:p>
            <text:p text:style-name="P4"><text:span text:style-name="T4"><text:s text:c="4"/></text:span></text:p>
            <text:p text:style-name="P4"><text:span text:style-name="T4">#Calculate MD5 and size of every file:</text:span></text:p>
            <text:p text:style-name="P4"><text:span text:style-name="T4">md5sums = {}</text:span></text:p>
            <text:p text:style-name="P4"><text:span text:style-name="T4">for root, dirs, files in os.walk('.'):</text:span></text:p>
            <text:p text:style-name="P4"><text:span text:style-name="T4"><text:s text:c="4"/></text:span><text:span text:style-name="T4">if '.git' in dirs:</text:span></text:p>
            <text:p text:style-name="P4"><text:span text:style-name="T4"><text:s text:c="8"/></text:span><text:span text:style-name="T4">dirs.remove('.git') <text:s/></text:span></text:p>
            <text:p text:style-name="P4"><text:span text:style-name="T4"><text:s text:c="4"/></text:span><text:span text:style-name="T4">for f in files:</text:span></text:p>
            <text:p text:style-name="P4"><text:span text:style-name="T4"><text:s text:c="6"/></text:span><text:span text:style-name="T4">fName = join(root, f)</text:span></text:p>
            <text:p text:style-name="P4"><text:span text:style-name="T4"><text:s text:c="6"/></text:span><text:span text:style-name="T4">k = ( getsize(fName), fileMD5(fName) )</text:span></text:p>
            <text:p text:style-name="P4"><text:span text:style-name="T4"><text:s text:c="6"/></text:span><text:span text:style-name="T4">if not k in md5sums: </text:span></text:p>
            <text:p text:style-name="P4"><text:span text:style-name="T4"><text:s text:c="8"/></text:span><text:span text:style-name="T4">md5sums[k] = [fName]</text:span></text:p>
            <text:p text:style-name="P4"><text:span text:style-name="T4"><text:s text:c="6"/></text:span><text:span text:style-name="T4">else: </text:span></text:p>
            <text:p text:style-name="P4"><text:span text:style-name="T4"><text:s text:c="8"/></text:span><text:span text:style-name="T4">md5sums[k].append( fName )</text:span></text:p>
            <text:p text:style-name="P4"><text:span text:style-name="T4"><text:s text:c="6"/></text:span></text:p>
            <text:p text:style-name="P4"><text:span text:style-name="T4"># Find Duplicates:</text:span></text:p>
            <text:p text:style-name="P4"><text:span text:style-name="T4">duplicates = []</text:span></text:p>
            <text:p text:style-name="P4"><text:span text:style-name="T4">for k,v in md5sums.iteritems():</text:span></text:p>
            <text:p text:style-name="P4"><text:span text:style-name="T4"><text:s text:c="2"/></text:span><text:span text:style-name="T4">if len(v) &gt; 1: duplicates.append( (k,v) ) </text:span></text:p>
            <text:p text:style-name="P4"><text:span text:style-name="T4">duplicates.sort()</text:span></text:p>
            <text:p text:style-name="P4"><text:span text:style-name="T5"/></text:p>
            <text:p text:style-name="P4"><text:span text:style-name="T4">#Print out duplicates</text:span></text:p>
            <text:p text:style-name="P4"><text:span text:style-name="T4">print "Duplicates Found:"</text:span></text:p>
            <text:p text:style-name="P4"><text:span text:style-name="T4">for k,v in duplicates:</text:span></text:p>
            <text:p text:style-name="P4"><text:span text:style-name="T4"><text:s text:c="2"/></text:span><text:span text:style-name="T4">print k[0],"bytes:", v</text:span></text:p>
          </draw:text-box>
        </draw:frame>
        <draw:frame draw:style-name="gr3" draw:text-style-name="P4" draw:layer="layout" svg:width="19.425cm" svg:height="3.612cm" svg:x="8.075cm" svg:y="17cm">
          <draw:text-box>
            <text:p text:style-name="P4"><text:span text:style-name="T6">$python FindDups.py</text:span></text:p>
            <text:p text:style-name="P4"><text:span text:style-name="T6">Duplicates Found:</text:span></text:p>
            <text:p text:style-name="P4"><text:span text:style-name="T6">199 bytes: ['./1_testdata.txt', './1_testdata.txt.copy</text:span><text:span text:style-name="T7">']</text:span></text:p>
            <text:p text:style-name="P4"><text:span text:style-name="T6">1348 bytes: ['./3_HHneuron.py.copy', './3_HHneuron.py']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. Simulations a la Matlab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ython with Numpy &amp; Scipy provides basic array manipulations</text:p>
              </text:list-item>
              <text:list-item>
                <text:p>Plotting using matplotlib, </text:p>
              </text:list-item>
              <text:list-item>
                <text:p>Syntax similar to matlab.</text:p>
                <text:p/>
                <text:p/>
              </text:list-item>
              <text:list-item>
                <text:p>Izhikevich Example</text:p>
              </text:list-item>
              <text:list-item>
                <text:p>Hodgkin Huxley Example</text:p>
                <text:p/>
                <text:p/>
                <text:p/>
              </text:list-item>
              <text:list-item>
                <text:p>See <text:a xlink:href="http://www.scipy.org/Cookbook">http://www.scipy.org/Cookbook</text:a> for examples</text:p>
              </text:list-item>
              <text:list-item>
                <text:p>See http://www.scipy.org/NumPy_for_Matlab_U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4. Prototyping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Very little boilerplate code – the majority of code is doing something.</text:span></text:p>
              </text:list-item>
              <text:list-item>
                <text:p><text:span text:style-name="T8">Conversion from pseudo-code.</text:span></text:p>
                <text:p><text:span text:style-name="T8"/></text:p>
                <text:p><text:span text:style-name="T8"/></text:p>
              </text:list-item>
              <text:list-item>
                <text:p><text:span text:style-name="T8"><text:s/></text:span><text:span text:style-name="T8">K-means Scikits, optimisation</text:span></text:p>
              </text:list-item>
              <text:list-item>
                <text:p><text:span text:style-name="T8">“</text:span><text:span text:style-name="T8">Modeling Van der Waal’s Equation With Chaco and Traits”</text:span></text:p>
              </text:list-item>
              <text:list-item>
                <text:p><text:span text:style-name="T9">SQLAlchemy Example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5.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ts!</text:p>
              </text:list-item>
              <text:list-item>
                <text:p>Examples: Excel, mayavi</text:p>
                <text:p/>
              </text:list-item>
              <text:list-item>
                <text:p>Might be useful:</text:p>
                <text:list>
                  <text:list-item>
                    <text:p>Standard Library</text:p>
                  </text:list-item>
                  <text:list-item>
                    <text:p>Numpy Scipy</text:p>
                  </text:list-item>
                  <text:list-item>
                    <text:p>Scikits, mdp,</text:p>
                  </text:list-item>
                  <text:list-item>
                    <text:p>nibabble</text:p>
                  </text:list-item>
                  <text:list-item>
                    <text:p>MayaVi, RPy, PyDS, SymPy, sphinx, sqlalchemy, Cheetah, graphviz, django, beautiful-soup, opengl, enthought, PyReports, joblib, .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6. Interfaces &amp; Embed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mmonly used as interface language.</text:p>
              </text:list-item>
              <text:list-item>
                <text:p>Blender, GIMP, inkscape, SPSS,</text:p>
                <text:p/>
                <text:p/>
              </text:list-item>
              <text:list-item>
                <text:p>Existing libraries? You can call C/C++/Fortran code directly from python (like mex in matlab).</text:p>
              </text:list-item>
              <text:list-item>
                <text:p>You can optimise 'inline' using Cython</text:p>
              </text:list-item>
              <text:list-item>
                <text:p>You can interface directly to matla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side Academ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uido &amp; Google</text:p>
              </text:list-item>
              <text:list-item>
                <text:p>Google Maps, Google App Engine, Gmail, Yahoo Groups, </text:p>
              </text:list-item>
              <text:list-item>
                <text:p>Youtube, reddit </text:p>
              </text:list-item>
              <text:list-item>
                <text:p>Zope (350,000 LOC (2006) 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7.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ython has a wide user-base, from individuals to large companies</text:p>
              </text:list-item>
              <text:list-item>
                <text:p>Piggy-Backing on the back of thousand of other peoples' work (not just Computational Neuroscientists)</text:p>
                <text:p/>
              </text:list-item>
              <text:list-item>
                <text:p>Enthought</text:p>
              </text:list-item>
              <text:list-item>
                <text:p>Numpy/SciPy Mailing Li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9. Programming Langua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ython was designed as a general purpose programming language.</text:p>
                <text:list>
                  <text:list-item>
                    <text:p>Clear Syntax</text:p>
                  </text:list-item>
                  <text:list-item>
                    <text:p>Well designed</text:p>
                  </text:list-item>
                  <text:list-item>
                    <text:p>Scales: from Scripts to Classes &amp; Modules</text:p>
                  </text:list-item>
                  <text:list-item>
                    <text:p>Diverse range of uses.</text:p>
                  </text:list-item>
                </text:list>
                <text:p/>
              </text:list-item>
              <text:list-item>
                <text:p>Enjoyable</text:p>
                <text:p><text:s/></text:p>
              </text:list-item>
              <text:list-item>
                <text:p>Opensource</text:p>
              </text:list-item>
              <text:list-item>
                <text:p>Licensing (Stats Toolbo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0. Python in Neuroscience</text:p>
          </draw:text-box>
        </draw:frame>
        <draw:frame presentation:style-name="pr4" draw:layer="layout" svg:width="25.199cm" svg:height="11.859cm" svg:x="1.301cm" svg:y="7cm" presentation:class="outline" presentation:user-transformed="true">
          <draw:text-box>
            <text:list text:style-name="L2">
              <text:list-item>
                <text:p>PyNN, Brian, PyNest</text:p>
              </text:list-item>
              <text:list-item>
                <text:p>Topographica</text:p>
              </text:list-item>
              <text:list-item>
                <text:p>NiPy </text:p>
              </text:list-item>
              <text:list-item>
                <text:p>Interfaces: Neuron, Gene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ings you might think are bad</text:p>
          </draw:text-box>
        </draw:frame>
        <draw:frame presentation:style-name="pr4" draw:layer="layout" svg:width="25.199cm" svg:height="10.773cm" svg:x="1.4cm" svg:y="8cm" presentation:class="outline" presentation:user-transformed="true">
          <draw:text-box>
            <text:list text:style-name="L2">
              <text:list-item>
                <text:p>Whitespace matters!</text:p>
              </text:list-item>
              <text:list-item>
                <text:p>Namespaces</text:p>
              </text:list-item>
              <text:list-item>
                <text:p>Arrays are not a basic python datatype – provided in numpy.</text:p>
              </text:list-item>
            </text:list>
          </draw:text-box>
        </draw:frame>
        <draw:frame presentation:style-name="pr1" draw:text-style-name="P7" draw:layer="layout" svg:width="23.477cm" svg:height="3.256cm" svg:x="1.023cm" svg:y="3.23cm" presentation:class="title" presentation:user-transformed="true">
          <draw:text-box>
            <text:p text:style-name="P7"><text:span text:style-name="T10">(but actually aren't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blem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ocumentation is not as good as Matlab</text:p>
              </text:list-item>
              <text:list-item>
                <text:p>IDE is not as good as Matlab</text:p>
              </text:list-item>
              <text:list-item>
                <text:p>Existing models/colleagues in Matl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etting Started</text:p>
          </draw:text-box>
        </draw:frame>
        <draw:frame presentation:style-name="pr6" draw:layer="layout" svg:width="25.199cm" svg:height="5.086cm" svg:x="1.5cm" svg:y="8.5cm" presentation:class="outline" presentation:user-transformed="true">
          <draw:text-box>
            <text:list text:style-name="L2">
              <text:list-item>
                <text:p>A riddle a day?</text:p>
                <text:p><text:a xlink:href="http://www.pythonchallenge.com/">http://www.pythonchallenge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="Arrow" draw:marker-end-width="0.4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1-02-01T15:58:23</meta:creation-date>
    <meta:editing-duration>PT07H03M37S</meta:editing-duration>
    <meta:editing-cycles>49</meta:editing-cycles>
    <dc:date>2011-02-02T12:04:20</dc:date>
    <dc:creator>michael </dc:creator>
    <meta:generator>OpenOffice.org/3.2$Linux OpenOffice.org_project/320m19$Build-9505</meta:generator>
    <meta:document-statistic meta:object-count="99"/>
  </office:meta>
</office:document-meta>
</file>